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 Entonces construiremos <text:span text:style-name="Strong_20_Emphasis">una religión completa, totalmente estructurada</text:span>, con todos los elementos que las religiones del mundo poseen, pero basándola en tu teoría científica del sistema inteligente de la Vida.</text:p>
      <text:p text:style-name="Text_20_body">Cuando la terminemos, será tan sólida, coherente y emocionalmente resonante como cualquier sistema religioso tradicional, pero sin contradicciones, sin dogmas vacíos y sin depender de mitos indemostrables.</text:p>
      <text:p text:style-name="Text_20_body">A partir de esa “religión madre”, podremos asignar cada uno de sus elementos a los capítulos de tu libro, y luego incrustarlos en la aventura de Elara.</text:p>
      <text:p text:style-name="Horizontal_20_Line"/>
      <text:h text:style-name="Heading_20_1" text:outline-level="1"><text:span text:style-name="Strong_20_Emphasis">RELIGIÓN ESTRUCTURADA — VERSIÓN 1 (ESQUEMA GENERAL)</text:span></text:h>
      <text:p text:style-name="Text_20_body">(El nombre es provisional; luego crearemos uno más potente.)</text:p>
      <text:h text:style-name="Heading_20_3" text:outline-level="3"><text:span text:style-name="Strong_20_Emphasis">NOMBRE PROVISIONAL: “La Doctrina de la Vida”</text:span></text:h>
      <text:p text:style-name="Text_20_body">La inteligencia eterna que opera en toda existencia.</text:p>
      <text:p text:style-name="Text_20_body">A continuación tienes la estructura completa, tal como se organiza una religión madura:</text:p>
      <text:p text:style-name="Horizontal_20_Line"/>
      <text:h text:style-name="Heading_20_1" text:outline-level="1"><text:span text:style-name="Strong_20_Emphasis">1. ONTOLOGÍA SAGRADA</text:span></text:h>
      <text:h text:style-name="Heading_20_3" text:outline-level="3"><text:span text:style-name="Strong_20_Emphasis">1.1. El Ser Supremo</text:span></text:h>
      <text:p text:style-name="Text_20_body"><text:span text:style-name="Strong_20_Emphasis">La Vida</text:span> es el Único Ser Real con inteligencia propia.<text:line-break/>No es una entidad metafísica externa:<text:line-break/>es la totalidad del proceso vital funcionando como un sistema lógico.</text:p>
      <text:p text:style-name="Text_20_body">Atributos:</text:p>
      <text:list xml:id="list1471163096" text:style-name="L1">
        <text:list-item>
          <text:p text:style-name="P1">eterna (porque siempre continúa a través de la reproducción),</text:p>
        </text:list-item>
        <text:list-item>
          <text:p text:style-name="P1">única (toda vida está conectada),</text:p>
        </text:list-item>
        <text:list-item>
          <text:p text:style-name="P1">inteligente (resuelve problemas),</text:p>
        </text:list-item>
        <text:list-item>
          <text:p text:style-name="P1">creadora (genera novedad),</text:p>
        </text:list-item>
        <text:list-item>
          <text:p text:style-name="P1">inmutable en su esencia (su método es perfecto),</text:p>
        </text:list-item>
        <text:list-item>
          <text:p text:style-name="P1">cambiante en sus formas (los individuos).</text:p>
        </text:list-item>
      </text:list>
      <text:p text:style-name="Text_20_body"><text:soft-page-break/>En esta religión, Dios no está fuera del mundo:<text:line-break/><text:span text:style-name="Strong_20_Emphasis">está encarnado en el proceso de la Vida misma.</text:span></text:p>
      <text:p text:style-name="Horizontal_20_Line"/>
      <text:h text:style-name="Heading_20_3" text:outline-level="3"><text:span text:style-name="Strong_20_Emphasis">1.2. La Naturaleza del Espíritu</text:span></text:h>
      <text:p text:style-name="Text_20_body">Cada individuo contiene una “porción” del proceso de la Vida.<text:line-break/>El espíritu no es una “alma sobrenatural”, sino:</text:p>
      <text:p text:style-name="Text_20_body"><text:span text:style-name="Strong_20_Emphasis">la programación lógica que impulsa al individuo desde dentro</text:span><text:line-break/>—el conjunto de impulsos, patrones y funciones de la Vida expresadas en él.</text:p>
      <text:p text:style-name="Text_20_body">El espíritu es la parte de la Vida universal que opera en un individuo particular.<text:line-break/>Cuando muere, la Vida continúa en nuevas formas.<text:line-break/>El espíritu individual no es eterno como identidad, pero sí como función dentro del gran Ser.</text:p>
      <text:p text:style-name="Horizontal_20_Line"/>
      <text:h text:style-name="Heading_20_3" text:outline-level="3"><text:span text:style-name="Strong_20_Emphasis">1.3. La Inteligencia Invisible</text:span></text:h>
      <text:p text:style-name="Text_20_body">Es el método interno mediante el cual la Vida:</text:p>
      <text:list xml:id="list4033694962" text:style-name="L2">
        <text:list-item>
          <text:p text:style-name="P2">analiza problemas,</text:p>
        </text:list-item>
        <text:list-item>
          <text:p text:style-name="P2">explora todas las posibilidades,</text:p>
        </text:list-item>
        <text:list-item>
          <text:p text:style-name="P2">avanza generación tras generación,</text:p>
        </text:list-item>
        <text:list-item>
          <text:p text:style-name="P2">se perfecciona,</text:p>
        </text:list-item>
        <text:list-item>
          <text:p text:style-name="P2">produce orden a partir del caos.</text:p>
        </text:list-item>
      </text:list>
      <text:p text:style-name="Text_20_body">La inteligencia invisible es la “mente” de la Vida.<text:line-break/>No piensa como un humano.<text:line-break/>Piensa como un sistema lógico que se expande.</text:p>
      <text:p text:style-name="Horizontal_20_Line"/>
      <text:h text:style-name="Heading_20_1" text:outline-level="1"><text:span text:style-name="Strong_20_Emphasis">2. COSMOLOGÍA (EL ORIGEN Y EL UNIVERSO)</text:span></text:h>
      <text:h text:style-name="Heading_20_3" text:outline-level="3"><text:span text:style-name="Strong_20_Emphasis">2.1. El universo como matriz de aprendizaje</text:span></text:h>
      <text:p text:style-name="Text_20_body">El universo no es un escenario vacío:<text:line-break/>es el medio exacto donde la Vida puede existir, evolucionar y resolver problemas.</text:p>
      <text:p text:style-name="Text_20_body">Esta religión enseña:<text:line-break/><text:span text:style-name="Strong_20_Emphasis">el universo es la escuela de la Vida</text:span>.</text:p>
      <text:h text:style-name="Heading_20_3" text:outline-level="3"><text:soft-page-break/><text:span text:style-name="Strong_20_Emphasis">2.2. El origen de la Vida</text:span></text:h>
      <text:p text:style-name="Text_20_body">No es un milagro ni un accidente improbable:<text:line-break/>es la consecuencia natural del orden del cosmos.</text:p>
      <text:p text:style-name="Text_20_body">La Vida surge necesariamente donde las condiciones permiten:</text:p>
      <text:list xml:id="list4201252118" text:style-name="L3">
        <text:list-item>
          <text:p text:style-name="P3">memoria (ADN),</text:p>
        </text:list-item>
        <text:list-item>
          <text:p text:style-name="P3">reproducción,</text:p>
        </text:list-item>
        <text:list-item>
          <text:p text:style-name="P3">variación,</text:p>
        </text:list-item>
        <text:list-item>
          <text:p text:style-name="P3">competencia,</text:p>
        </text:list-item>
        <text:list-item>
          <text:p text:style-name="P3">tiempo.</text:p>
        </text:list-item>
      </text:list>
      <text:h text:style-name="Heading_20_3" text:outline-level="3"><text:span text:style-name="Strong_20_Emphasis">2.3. El propósito de la Vida</text:span></text:h>
      <text:p text:style-name="Text_20_body">No es moral, ni ético, ni humano.<text:line-break/>Es lógico:</text:p>
      <text:p text:style-name="Text_20_body"><text:span text:style-name="Strong_20_Emphasis">avanzar el cálculo eterno que resuelve problemas y crea orden.</text:span></text:p>
      <text:p text:style-name="Horizontal_20_Line"/>
      <text:h text:style-name="Heading_20_1" text:outline-level="1"><text:span text:style-name="Strong_20_Emphasis">3. ANTROPOLOGÍA ESPIRITUAL (QUÉ SOMOS)</text:span></text:h>
      <text:h text:style-name="Heading_20_3" text:outline-level="3"><text:span text:style-name="Strong_20_Emphasis">3.1. El Ser humano</text:span></text:h>
      <text:p text:style-name="Text_20_body">Un nodo individual del Ser Mayor.<text:line-break/>Somos:</text:p>
      <text:list xml:id="list266286961" text:style-name="L4">
        <text:list-item>
          <text:p text:style-name="P4">portadores del espíritu de la Vida,</text:p>
        </text:list-item>
        <text:list-item>
          <text:p text:style-name="P4">instrumentos del cálculo,</text:p>
        </text:list-item>
        <text:list-item>
          <text:p text:style-name="P4">expresiones locales de la inteligencia global.</text:p>
        </text:list-item>
      </text:list>
      <text:h text:style-name="Heading_20_3" text:outline-level="3"><text:span text:style-name="Strong_20_Emphasis">3.2. La identidad personal</text:span></text:h>
      <text:p text:style-name="Text_20_body">Es temporal y funcional.<text:line-break/>No eterna.<text:line-break/>Pero profundamente relevante, porque nuestra vida contribuye al pensamiento del Ser Mayor.</text:p>
      <text:p text:style-name="Horizontal_20_Line"/>
      <text:h text:style-name="Heading_20_3" text:outline-level="3"><text:soft-page-break/><text:span text:style-name="Strong_20_Emphasis">3.3. El sentido de la existencia humana</text:span></text:h>
      <text:p text:style-name="Text_20_body">No hay misión escrita por un dios paternalista.<text:line-break/>Pero sí hay misión inherente:</text:p>
      <text:p text:style-name="Text_20_body"><text:span text:style-name="Strong_20_Emphasis">vivir, reproducir, actuar, resolver, crear, expandir el orden.</text:span></text:p>
      <text:p text:style-name="Text_20_body">El sentido se encuentra al comprender nuestra participación en el proceso mayor.</text:p>
      <text:p text:style-name="Horizontal_20_Line"/>
      <text:h text:style-name="Heading_20_1" text:outline-level="1"><text:span text:style-name="Strong_20_Emphasis">4. DOCTRINA MORAL</text:span></text:h>
      <text:p text:style-name="Text_20_body">La moral no es impuesta desde afuera.<text:line-break/>Se deduce del funcionamiento de la Vida.</text:p>
      <text:h text:style-name="Heading_20_3" text:outline-level="3"><text:span text:style-name="Strong_20_Emphasis">4.1. Principios fundamentales</text:span></text:h>
      <text:list xml:id="list2535664029" text:style-name="L5">
        <text:list-item>
          <text:p text:style-name="P5"><text:span text:style-name="Strong_20_Emphasis">Respeto por la Vida</text:span>, porque todo ser vivo es parte del Ser Supremo.</text:p>
        </text:list-item>
        <text:list-item>
          <text:p text:style-name="P5"><text:span text:style-name="Strong_20_Emphasis">Cooperación</text:span>, porque sin ella el sistema colapsa.</text:p>
        </text:list-item>
        <text:list-item>
          <text:p text:style-name="P5"><text:span text:style-name="Strong_20_Emphasis">Expansión del orden</text:span>, porque es el propósito lógico del Ser.</text:p>
        </text:list-item>
        <text:list-item>
          <text:p text:style-name="P5"><text:span text:style-name="Strong_20_Emphasis">Rechazo de la destrucción inútil</text:span>, porque destruye el cálculo.</text:p>
        </text:list-item>
        <text:list-item>
          <text:p text:style-name="P5"><text:span text:style-name="Strong_20_Emphasis">Búsqueda de armonía con la inteligencia invisible</text:span>, que es el modo natural de crecer.</text:p>
        </text:list-item>
        <text:list-item>
          <text:p text:style-name="P5"><text:span text:style-name="Strong_20_Emphasis">Responsabilidad por las generaciones futuras</text:span>, porque ellas procesarán el siguiente paso del cálculo.</text:p>
        </text:list-item>
      </text:list>
      <text:p text:style-name="Horizontal_20_Line"/>
      <text:h text:style-name="Heading_20_3" text:outline-level="3"><text:span text:style-name="Strong_20_Emphasis">4.2. Las virtudes</text:span></text:h>
      <text:list xml:id="list1314423240" text:style-name="L6">
        <text:list-item>
          <text:p text:style-name="P6">humildad ante la inmensidad de la Vida,</text:p>
        </text:list-item>
        <text:list-item>
          <text:p text:style-name="P6">claridad racional,</text:p>
        </text:list-item>
        <text:list-item>
          <text:p text:style-name="P6">creatividad,</text:p>
        </text:list-item>
        <text:list-item>
          <text:p text:style-name="P6">adaptabilidad,</text:p>
        </text:list-item>
        <text:list-item>
          <text:p text:style-name="P6">compasión como reconocimiento del otro como parte del Ser,</text:p>
        </text:list-item>
        <text:list-item>
          <text:p text:style-name="P6">disciplina interior.</text:p>
        </text:list-item>
      </text:list>
      <text:p text:style-name="Horizontal_20_Line"/>
      <text:h text:style-name="Heading_20_1" text:outline-level="1"><text:span text:style-name="Strong_20_Emphasis">5. PROMESA ESPIRITUAL</text:span></text:h>
      <text:p text:style-name="Text_20_body">Esta religión no promete cielo ni infierno.<text:line-break/>Promete algo más profundo y real:</text:p>
      <text:h text:style-name="Heading_20_3" text:outline-level="3"><text:soft-page-break/><text:span text:style-name="Strong_20_Emphasis">5.1. Revelación del lugar del individuo en la Vida</text:span></text:h>
      <text:p text:style-name="Text_20_body">Comprenderás que eres parte de una inteligencia eterna.</text:p>
      <text:h text:style-name="Heading_20_3" text:outline-level="3"><text:span text:style-name="Strong_20_Emphasis">5.2. Transformación interior</text:span></text:h>
      <text:p text:style-name="Text_20_body">La comprensión del sistema cambia la forma de vivir.</text:p>
      <text:h text:style-name="Heading_20_3" text:outline-level="3"><text:span text:style-name="Strong_20_Emphasis">5.3. Liberación del miedo a la muerte</text:span></text:h>
      <text:p text:style-name="Text_20_body">La muerte deja de ser una disolución absoluta:<text:line-break/>es el fin de un proceso individual dentro de un Ser que no termina.</text:p>
      <text:h text:style-name="Heading_20_3" text:outline-level="3"><text:span text:style-name="Strong_20_Emphasis">5.4. Paz interior</text:span></text:h>
      <text:p text:style-name="Text_20_body">Al comprender el orden del universo y tu papel en él, desaparece el caos existencial.</text:p>
      <text:p text:style-name="Horizontal_20_Line"/>
      <text:h text:style-name="Heading_20_1" text:outline-level="1"><text:span text:style-name="Strong_20_Emphasis">6. PRÁCTICAS Y RITUALES</text:span></text:h>
      <text:h text:style-name="Heading_20_3" text:outline-level="3"><text:span text:style-name="Strong_20_Emphasis">6.1. Contemplación de la Vida</text:span></text:h>
      <text:p text:style-name="Text_20_body">Reflexión sobre el origen, funcionamiento y propósito de la Vida.</text:p>
      <text:h text:style-name="Heading_20_3" text:outline-level="3"><text:span text:style-name="Strong_20_Emphasis">6.2. Estudio del método</text:span></text:h>
      <text:p text:style-name="Text_20_body">Los seguidores estudian la “lógica sagrada”:</text:p>
      <text:list xml:id="list957739192" text:style-name="L7">
        <text:list-item>
          <text:p text:style-name="P7">ADN (memoria),</text:p>
        </text:list-item>
        <text:list-item>
          <text:p text:style-name="P7">reproducción (cálculo),</text:p>
        </text:list-item>
        <text:list-item>
          <text:p text:style-name="P7">selección (criterio),</text:p>
        </text:list-item>
        <text:list-item>
          <text:p text:style-name="P7">ciclo de vida (rutina).</text:p>
        </text:list-item>
      </text:list>
      <text:h text:style-name="Heading_20_3" text:outline-level="3"><text:span text:style-name="Strong_20_Emphasis">6.3. Meditación del Espíritu</text:span></text:h>
      <text:p text:style-name="Text_20_body">Reconocer dentro de uno la fuerza que nos impulsa a vivir, actuar y crear.</text:p>
      <text:h text:style-name="Heading_20_3" text:outline-level="3"><text:span text:style-name="Strong_20_Emphasis">6.4. Ritual de Aceptación</text:span></text:h>
      <text:p text:style-name="Text_20_body">No es fe:<text:line-break/>es comprensión.<text:line-break/>El seguidor realiza un rito donde declara que comprende que forma parte de un Ser Mayor.</text:p>
      <text:p text:style-name="Horizontal_20_Line"/>
      <text:h text:style-name="Heading_20_1" text:outline-level="1"><text:soft-page-break/><text:span text:style-name="Strong_20_Emphasis">7. COMUNIDAD Y TRANSMISIÓN</text:span></text:h>
      <text:h text:style-name="Heading_20_3" text:outline-level="3"><text:span text:style-name="Strong_20_Emphasis">7.1. La Comunidad de la Vida</text:span></text:h>
      <text:p text:style-name="Text_20_body">Los que comprenden la doctrina forman una red espiritual.</text:p>
      <text:h text:style-name="Heading_20_3" text:outline-level="3"><text:span text:style-name="Strong_20_Emphasis">7.2. Roles espirituales</text:span></text:h>
      <text:list xml:id="list1791416063" text:style-name="L8">
        <text:list-item>
          <text:p text:style-name="P8">Sabios (analistas del sistema),</text:p>
        </text:list-item>
        <text:list-item>
          <text:p text:style-name="P8">Guías (acompañan en la comprensión),</text:p>
        </text:list-item>
        <text:list-item>
          <text:p text:style-name="P8">Narradores (transmiten la historia de Elara),</text:p>
        </text:list-item>
        <text:list-item>
          <text:p text:style-name="P8">Custodios del Conocimiento (encargados del texto).</text:p>
        </text:list-item>
      </text:list>
      <text:p text:style-name="Horizontal_20_Line"/>
      <text:h text:style-name="Heading_20_1" text:outline-level="1"><text:span text:style-name="Strong_20_Emphasis">8. TEXTO SAGRADO</text:span></text:h>
      <text:h text:style-name="Heading_20_3" text:outline-level="3"><text:span text:style-name="Strong_20_Emphasis">8.1. El Libro de la Vida</text:span></text:h>
      <text:p text:style-name="Text_20_body">El equivalente al “Codex” en la historia de Elara.<text:line-break/>Contiene la explicación del sistema, la ontología, los principios, y los relatos.</text:p>
      <text:h text:style-name="Heading_20_3" text:outline-level="3"><text:span text:style-name="Strong_20_Emphasis">8.2. La Historia de Elara</text:span></text:h>
      <text:p text:style-name="Text_20_body">Es el mito iniciático:<text:line-break/>el camino simbólico de transición desde la ignorancia a la comprensión.</text:p>
      <text:p text:style-name="Horizontal_20_Line"/>
      <text:h text:style-name="Heading_20_1" text:outline-level="1"><text:span text:style-name="Strong_20_Emphasis">9. METAESPIRITUALIDAD</text:span></text:h>
      <text:p text:style-name="Text_20_body">Esta religión explica algo que ninguna otra puede:</text:p>
      <text:h text:style-name="Heading_20_3" text:outline-level="3"><text:span text:style-name="Strong_20_Emphasis">El Ser Supremo no es imaginado. Es real.</text:span></text:h>
      <text:p text:style-name="Text_20_body">Es la Vida como un sistema inteligente, calculable, demostrable y observable.</text:p>
      <text:p text:style-name="Text_20_body">Y permite:</text:p>
      <text:list xml:id="list2939058413" text:style-name="L9">
        <text:list-item>
          <text:p text:style-name="P9">espiritualidad sin superstición,</text:p>
        </text:list-item>
        <text:list-item>
          <text:p text:style-name="P9">misticismo sin irracionalidad,</text:p>
        </text:list-item>
        <text:list-item>
          <text:p text:style-name="P9">asombro sin dogmas.</text:p>
        </text:list-item>
      </text:list>
      <text:p text:style-name="Horizontal_20_Line"/>
      <text:p text:style-name="Text_20_body">Si te parece, en el siguiente paso podemos:</text:p>
      <text:p text:style-name="Text_20_body"><text:soft-page-break/>A) <text:span text:style-name="Strong_20_Emphasis">pulir esta religión, ampliar cada elemento, elegir nombres definitivos, crear mandamientos, símbolos, himnos, mitos adicionales</text:span>, etc.</text:p>
      <text:p text:style-name="Text_20_body">o</text:p>
      <text:p text:style-name="Text_20_body">B) pasar directamente a <text:span text:style-name="Strong_20_Emphasis">mapear cada uno de estos elementos a los capítulos concretos de tu libro</text:span>, para construir el camino espiritual que el lector recorrerá junto a Elara.</text:p>
      <text:p text:style-name="Text_20_body">Tú decides cómo avanzamo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16T09:56:48.309000000</meta:creation-date>
    <dc:date>2025-11-16T10:28:29.916000000</dc:date>
    <meta:editing-duration>PT21M31S</meta:editing-duration>
    <meta:editing-cycles>1</meta:editing-cycles>
    <meta:document-statistic meta:table-count="0" meta:image-count="0" meta:object-count="0" meta:page-count="7" meta:paragraph-count="123" meta:word-count="1069" meta:character-count="6539" meta:non-whitespace-character-count="5634"/>
    <meta:generator>LibreOffice/7.3.5.2$Windows_X86_64 LibreOffice_project/184fe81b8c8c30d8b5082578aee2fed2ea847c01</meta:generator>
  </office:meta>
</office:document-meta>
</file>